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 fo:padding-bottom="0.71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 fo:padding-bottom="14.605cm" fo:padding-left="33.65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 fo:padding-bottom="8.255cm" fo:padding-left="33.65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 fo:padding-bottom="-1.905cm" fo:padding-left="33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234cm" style:use-optimal-column-width="false"/>
    </style:style>
    <style:style style:name="co2" style:family="table-column">
      <style:table-column-properties style:column-width="3.895cm" style:use-optimal-column-width="false"/>
    </style:style>
    <style:style style:name="co3" style:family="table-column">
      <style:table-column-properties style:column-width="2.877cm" style:use-optimal-column-width="false"/>
    </style:style>
    <style:style style:name="co4" style:family="table-column">
      <style:table-column-properties style:column-width="5.251cm" style:use-optimal-column-width="false"/>
    </style:style>
    <style:style style:name="co5" style:family="table-column">
      <style:table-column-properties style:column-width="2.648cm" style:use-optimal-column-width="false"/>
    </style:style>
    <style:style style:name="co6" style:family="table-column">
      <style:table-column-properties style:column-width="5.481cm" style:use-optimal-column-width="false"/>
    </style:style>
    <style:style style:name="co7" style:family="table-column">
      <style:table-column-properties style:column-width="5.252cm" style:use-optimal-column-width="false"/>
    </style:style>
    <style:style style:name="co8" style:family="table-column">
      <style:table-column-properties style:column-width="5.588cm" style:use-optimal-column-width="false"/>
    </style:style>
    <style:style style:name="ro1" style:family="table-row">
      <style:table-row-properties style:row-height="0.956cm" style:use-optimal-row-height="false"/>
    </style:style>
    <style:style style:name="ro2" style:family="table-row">
      <style:table-row-properties style:row-height="0.957cm" style:use-optimal-row-height="false"/>
    </style:style>
    <style:style style:name="ro3" style:family="table-row">
      <style:table-row-properties style:row-height="1.016cm" style:use-optimal-row-height="false"/>
    </style:style>
    <style:style style:name="ro4" style:family="table-row">
      <style:table-row-properties style:row-height="1.017cm" style:use-optimal-row-height="false"/>
    </style:style>
    <style:style style:name="ro5" style:family="table-row">
      <style:table-row-properties style:row-height="1.015cm" style:use-optimal-row-height="false"/>
    </style:style>
    <style:style style:name="ro6" style:family="table-row">
      <style:table-row-properties style:row-height="1.018cm" style:use-optimal-row-height="false"/>
    </style:style>
    <style:style style:name="ro7" style:family="table-row">
      <style:table-row-properties style:row-height="1.486cm" style:use-optimal-row-height="false"/>
    </style:style>
    <style:style style:name="ro8" style:family="table-row">
      <style:table-row-properties style:row-height="1.487cm" style:use-optimal-row-height="false"/>
    </style:style>
    <style:style style:name="ce1" style:family="table-cell">
      <loext:graphic-properties draw:fill="none" draw:textarea-vertical-align="middle"/>
      <style:paragraph-properties fo:text-align="start" fo:border-left="0.03pt solid #000000" fo:border-right="none" fo:border-top="0.03pt solid #000000" fo:border-bottom="none"/>
      <style:text-properties style:font-name="Liberation Mono2" fo:font-size="16pt" fo:font-style="normal" fo:font-weight="normal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start" fo:border-left="none" fo:border-right="0.03pt solid #000000" fo:border-top="0.03pt solid #000000" fo:border-bottom="none"/>
      <style:text-properties style:font-name="Liberation Mono2" fo:font-size="16pt" fo:font-style="normal" fo:font-weight="normal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start" fo:border-left="0.03pt solid #000000" fo:border-right="none" fo:border-top="none" fo:border-bottom="0.03pt solid #000000"/>
      <style:text-properties style:font-name="Liberation Mono2" fo:font-size="16pt" fo:font-style="normal" fo:font-weight="normal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start" fo:border-left="none" fo:border-right="0.03pt solid #000000" fo:border-top="none" fo:border-bottom="0.03pt solid #000000"/>
      <style:text-properties style:font-name="Liberation Mono2" fo:font-size="16pt" fo:font-style="normal" fo:font-weight="normal" style:font-size-asian="18pt" style:font-size-complex="18pt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style:font-name="Liberation Mono2" fo:font-size="16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Mono2" fo:font-size="16pt" fo:font-style="normal" fo:font-weight="normal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Mono2" fo:font-size="16pt" style:font-size-asian="18pt" style:font-size-complex="18pt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2" fo:font-size="16pt" fo:font-style="normal" fo:font-weight="normal" style:font-size-asian="18pt" style:font-size-complex="18pt"/>
    </style:style>
    <style:style style:name="T2" style:family="text">
      <style:text-properties style:font-name="Liberation Mono2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xml:id="id2" draw:id="id2" draw:layer="layout" svg:width="8.128cm" svg:height="1.912cm" svg:x="2.261cm" svg:y="4.8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dispatcher:</text:span></text:p>
              </table:table-cell>
              <table:table-cell table:style-name="ce2">
                <text:p text:style-name="P2"><text:span text:style-name="T1">add rdx, 8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2"><text:span text:style-name="T1">jmp [rdx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8.127cm" svg:height="2.031cm" svg:x="25.121cm" svg:y="0.9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1"><text:span text:style-name="T1">loader:</text:span></text:p>
              </table:table-cell>
              <table:table-cell table:style-name="ce2">
                <text:p text:style-name="P2"><text:span text:style-name="T1">mov rax, [rax]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2"><text:span text:style-name="T1">jmp rsi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8.128cm" svg:height="2.032cm" svg:x="25.121cm" svg:y="6.0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">
                <text:p text:style-name="P1"><text:span text:style-name="T1">adder:</text:span></text:p>
              </table:table-cell>
              <table:table-cell table:style-name="ce2">
                <text:p text:style-name="P2"><text:span text:style-name="T1">add rax, [rbx]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2"><text:span text:style-name="T1">jmp [rdi]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8.128cm" svg:height="2.032cm" svg:x="25.121cm" svg:y="11.151cm">
          <table:table table:template-name="default" table:use-first-row-styles="true" table:use-banding-rows-styles="true">
            <table:table-column table:style-name="co3"/>
            <table:table-column table:style-name="co7"/>
            <table:table-row table:style-name="ro5">
              <table:table-cell table:style-name="ce1">
                <text:p text:style-name="P1"><text:span text:style-name="T1">storer:</text:span></text:p>
              </table:table-cell>
              <table:table-cell table:style-name="ce2">
                <text:p text:style-name="P2"><text:span text:style-name="T1">mov [rcx], rax</text:span></text:p>
              </table:table-cell>
            </table:table-row>
            <table:table-row table:style-name="ro6">
              <table:table-cell table:style-name="ce3"/>
              <table:table-cell table:style-name="ce4">
                <text:p text:style-name="P2"><text:span text:style-name="T1">jmp [rdi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587cm" svg:height="5.944cm" svg:x="15.224cm" svg:y="3.439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5">
                <text:p text:style-name="P3"><text:span text:style-name="T2">loader address</text:span></text:p>
              </table:table-cell>
            </table:table-row>
            <table:table-row table:style-name="ro7">
              <table:table-cell table:style-name="ce5">
                <text:p text:style-name="P4"><text:span text:style-name="T2">adder address</text:span></text:p>
              </table:table-cell>
            </table:table-row>
            <table:table-row table:style-name="ro7">
              <table:table-cell table:style-name="ce5">
                <text:p text:style-name="P4"><text:span text:style-name="T2">storer address</text:span></text:p>
              </table:table-cell>
            </table:table-row>
            <table:table-row table:style-name="ro8">
              <table:table-cell table:style-name="ce5">
                <text:p text:style-name="P4"><text:span text:style-name="T2">...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5" draw:layer="layout" svg:x1="10.389cm" svg:y1="5.7cm" svg:x2="15.224cm" svg:y2="4.293cm">
          <text:p text:style-name="P3">1</text:p>
        </draw:line>
        <draw:line draw:style-name="gr1" draw:text-style-name="P5" draw:layer="layout" svg:x1="10.39cm" svg:y1="5.7cm" svg:x2="15.224cm" svg:y2="5.7cm">
          <text:p text:style-name="P3">3</text:p>
        </draw:line>
        <draw:line draw:style-name="gr1" draw:text-style-name="P5" draw:layer="layout" svg:x1="10.39cm" svg:y1="5.7cm" svg:x2="15.224cm" svg:y2="7.341cm">
          <text:p text:style-name="P3">5</text:p>
        </draw:line>
        <draw:line draw:style-name="gr2" draw:text-style-name="P6" draw:layer="layout" svg:x1="20.811cm" svg:y1="4.293cm" svg:x2="25.121cm" svg:y2="2.007cm">
          <text:p/>
        </draw:line>
        <draw:line draw:style-name="gr2" draw:text-style-name="P6" draw:layer="layout" svg:x1="20.811cm" svg:y1="5.7cm" svg:x2="25.121cm" svg:y2="7.341cm">
          <text:p/>
        </draw:line>
        <draw:line draw:style-name="gr2" draw:text-style-name="P6" draw:layer="layout" svg:x1="20.811cm" svg:y1="7.087cm" svg:x2="25.121cm" svg:y2="12.167cm">
          <text:p/>
        </draw:line>
        <draw:connector draw:style-name="gr3" draw:text-style-name="P5" draw:layer="layout" draw:line-skew="2.85cm 11.861cm -0.768cm" svg:x1="33.248cm" svg:y1="2.006cm" svg:x2="2.261cm" svg:y2="5.757cm" draw:start-shape="id1" draw:start-glue-point="1" draw:end-shape="id2" draw:end-glue-point="3" svg:d="M33248 2006h3353v13767h-35610v-10016h1270" svg:viewBox="0 0 35611 13768">
          <text:p text:style-name="P3">2</text:p>
        </draw:connector>
        <draw:connector draw:style-name="gr4" draw:text-style-name="P5" draw:layer="layout" draw:line-skew="2.849cm 11.474cm -0.768cm" svg:x1="33.249cm" svg:y1="7.087cm" svg:x2="2.261cm" svg:y2="5.757cm" draw:start-shape="id3" draw:start-glue-point="1" draw:end-shape="id2" draw:end-glue-point="3" svg:d="M33249 7087h3352v8686h-35610v-10016h1270" svg:viewBox="0 0 35611 10017">
          <text:p text:style-name="P3">4</text:p>
        </draw:connector>
        <draw:connector draw:style-name="gr5" draw:text-style-name="P5" draw:layer="layout" draw:line-skew="2.849cm 6.84cm -0.768cm" svg:x1="33.249cm" svg:y1="12.167cm" svg:x2="2.261cm" svg:y2="5.757cm" draw:start-shape="id4" draw:start-glue-point="1" draw:end-shape="id2" draw:end-glue-point="3" svg:d="M33249 12167h3352v3606h-35610v-10016h1270" svg:viewBox="0 0 35611 10017">
          <text:p text:style-name="P3">6</text:p>
        </draw:connector>
        <draw:frame draw:style-name="gr6" draw:text-style-name="P7" draw:layer="layout" svg:width="5.588cm" svg:height="1.829cm" svg:x="15.215cm" svg:y="1.948cm">
          <draw:text-box>
            <text:p text:style-name="P3">Dispatch table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71cm" fo:margin-bottom="0cm" fo:text-indent="0cm"/>
      <style:text-properties fo:font-size="26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7cm" fo:margin-bottom="0cm" fo:text-indent="0cm"/>
      <style:text-properties fo:font-size="2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4cm" fo:margin-bottom="0cm" fo:text-indent="0cm"/>
      <style:text-properties fo:font-size="1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1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37.592cm" fo:page-height="16.7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144cm" svg:x="1cm" svg:y="3.848cm"/>
      <draw:page-thumbnail draw:layer="backgroundobjects" svg:width="9.294cm" svg:height="4.144cm" svg:x="1cm" svg:y="11.896cm"/>
      <draw:page-thumbnail draw:layer="backgroundobjects" svg:width="9.294cm" svg:height="4.144cm" svg:x="1cm" svg:y="19.944cm"/>
      <draw:page-thumbnail draw:layer="backgroundobjects" svg:width="9.294cm" svg:height="4.144cm" svg:x="11.295cm" svg:y="3.848cm"/>
      <draw:page-thumbnail draw:layer="backgroundobjects" svg:width="9.294cm" svg:height="4.144cm" svg:x="11.295cm" svg:y="11.896cm"/>
      <draw:page-thumbnail draw:layer="backgroundobjects" svg:width="9.294cm" svg:height="4.144cm" svg:x="11.295cm" svg:y="19.944cm"/>
    </style:handout-master>
    <style:master-page style:name="Default" style:page-layout-name="PM1" draw:style-name="Mdp1">
      <draw:frame presentation:style-name="Default-title" draw:layer="backgroundobjects" svg:width="32.048cm" svg:height="2.468cm" svg:x="2.768cm" svg:y="1.577cm" presentation:class="title" presentation:placeholder="true">
        <draw:text-box/>
      </draw:frame>
      <draw:frame presentation:style-name="Default-outline1" draw:layer="backgroundobjects" svg:width="32.048cm" svg:height="8.573cm" svg:x="2.768cm" svg:y="4.446cm" presentation:class="outline" presentation:placeholder="true">
        <draw:text-box/>
      </draw:frame>
      <draw:frame presentation:style-name="Mpr1" draw:text-style-name="MP2" draw:layer="backgroundobjects" svg:width="8.296cm" svg:height="1.018cm" svg:x="2.768cm" svg:y="14.4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87cm" svg:height="1.018cm" svg:x="13.166cm" svg:y="14.4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96cm" svg:height="1.018cm" svg:x="26.519cm" svg:y="14.4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14:34:43.018965409</meta:creation-date>
    <dc:date>2020-06-03T16:01:57.793684180</dc:date>
    <meta:editing-duration>PT3M23S</meta:editing-duration>
    <meta:editing-cycles>3</meta:editing-cycles>
    <meta:generator>LibreOffice/6.4.4.2$Linux_X86_64 LibreOffice_project/40$Build-2</meta:generator>
    <meta:document-statistic meta:object-count="38"/>
  </office:meta>
</office:document-meta>
</file>